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gency FB" svg:font-family="'Agency FB'" style:font-pitch="variable"/>
    <style:font-face style:name="Berlin Sans FB" svg:font-family="'Berlin Sans FB'" style:font-pitch="variable"/>
    <style:font-face style:name="Bitstream Charter" svg:font-family="'Bitstream Charter'" style:font-adornments="Norm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Bitstream Charter1" svg:font-family="'Bitstream Charter'" style:font-family-generic="roman" style:font-pitch="variable"/>
    <style:font-face style:name="Bitstream Charter2" svg:font-family="'Bitstream Charter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8.965cm" table:align="margins" style:writing-mode="lr-tb"/>
    </style:style>
    <style:style style:name="Table1.A" style:family="table-column">
      <style:table-column-properties style:column-width="8.431cm" style:rel-column-width="29137*"/>
    </style:style>
    <style:style style:name="Table1.B" style:family="table-column">
      <style:table-column-properties style:column-width="10.534cm" style:rel-column-width="36398*"/>
    </style:style>
    <style:style style:name="Table1.1" style:family="table-row">
      <style:table-row-properties style:min-row-height="7.583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8.965cm" table:align="margins" style:writing-mode="lr-tb"/>
    </style:style>
    <style:style style:name="Table4.A" style:family="table-column">
      <style:table-column-properties style:column-width="8.431cm" style:rel-column-width="29137*"/>
    </style:style>
    <style:style style:name="Table4.B" style:family="table-column">
      <style:table-column-properties style:column-width="10.534cm" style:rel-column-width="36398*"/>
    </style:style>
    <style:style style:name="Table4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color="#0d0d0d" style:font-name="Agency FB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" style:family="paragraph" style:parent-style-name="Table_20_Heading">
      <style:text-properties fo:font-variant="small-caps" fo:color="#0d0d0d" style:font-name="Times New Roman1" fo:font-size="14pt" fo:font-style="normal" fo:text-shadow="1pt 1pt" fo:background-color="transparen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0d0d0d" style:font-name="Berlin Sans FB" fo:font-size="12pt" fo:language="fr" fo:country="FR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color="#0d0d0d" style:font-name="Agency FB" fo:font-size="10.5pt" style:font-size-asian="10.5pt" style:font-size-complex="10.5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Footer">
      <style:paragraph-properties fo:text-align="end" style:justify-single-word="false" fo:padding="0cm" fo:border="none" style:shadow="none"/>
      <style:text-properties fo:color="#666666" style:font-name="Agency FB" fo:font-size="5pt" fo:font-weight="normal" style:font-size-asian="6pt" style:font-weight-asian="bold" style:font-size-complex="6pt"/>
    </style:style>
    <style:style style:name="P7" style:family="paragraph" style:parent-style-name="Questionnaire">
      <style:paragraph-properties fo:margin-left="0cm" fo:margin-right="0cm" fo:text-indent="0cm" style:auto-text-indent="false"/>
      <style:text-properties fo:color="#000000" style:font-name="Bitstream Charter1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color="#000000" style:font-name="Bitstream Charter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Header">
      <style:paragraph-properties fo:text-align="center" style:justify-single-word="false"/>
      <style:text-properties fo:color="#0d0d0d" style:font-name="Agency FB" fo:font-size="12pt" fo:language="fr" fo:country="FR" fo:font-weight="bold" officeooo:rsid="001ca744" officeooo:paragraph-rsid="001ca744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center" style:justify-single-word="false"/>
      <style:text-properties fo:color="#0d0d0d" style:font-name="Agency FB" fo:font-size="12pt" fo:language="fr" fo:country="FR" fo:font-style="normal" fo:font-weight="bold" officeooo:rsid="001ca744" officeooo:paragraph-rsid="001ca744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Questionnaire" style:list-style-name="L25">
      <style:paragraph-properties fo:margin-top="0cm" fo:margin-bottom="0.6cm" loext:contextual-spacing="false" style:shadow="none"/>
      <style:text-properties fo:color="#000000"/>
    </style:style>
    <style:style style:name="P12" style:family="paragraph" style:parent-style-name="Questionnaire" style:list-style-name="L25">
      <style:paragraph-properties fo:margin-top="0cm" fo:margin-bottom="0.6cm" loext:contextual-spacing="false" style:shadow="none"/>
      <style:text-properties fo:color="#000000" style:font-name="Berlin Sans FB"/>
    </style:style>
    <style:style style:name="P13" style:family="paragraph" style:parent-style-name="Questionnaire" style:list-style-name="L26">
      <style:paragraph-properties fo:margin-top="0cm" fo:margin-bottom="0.6cm" loext:contextual-spacing="false" style:shadow="none"/>
      <style:text-properties fo:color="#000000"/>
    </style:style>
    <style:style style:name="P14" style:family="paragraph" style:parent-style-name="Questionnaire" style:list-style-name="L25">
      <style:paragraph-properties fo:margin-left="0.51cm" fo:margin-right="-0.012cm" fo:margin-top="0cm" fo:margin-bottom="0.45cm" loext:contextual-spacing="false" fo:text-indent="0cm" style:auto-text-indent="false" style:shadow="none"/>
      <style:text-properties fo:color="#000000" style:font-name="Berlin Sans FB" fo:font-size="10pt" fo:font-style="normal" style:text-underline-style="none" style:font-size-asian="10pt" style:font-style-asian="normal" style:font-size-complex="10pt" style:font-style-complex="normal"/>
    </style:style>
    <style:style style:name="P15" style:family="paragraph" style:parent-style-name="Questionnaire" style:list-style-name="L26">
      <style:paragraph-properties fo:margin-top="0cm" fo:margin-bottom="0.499cm" loext:contextual-spacing="false" style:shadow="none"/>
      <style:text-properties fo:color="#000000"/>
    </style:style>
    <style:style style:name="P16" style:family="paragraph" style:parent-style-name="Questionnaire" style:list-style-name="L26">
      <style:paragraph-properties fo:margin-top="0cm" fo:margin-bottom="0.4cm" loext:contextual-spacing="false" style:shadow="none"/>
      <style:text-properties fo:color="#000000"/>
    </style:style>
    <style:style style:name="P17" style:family="paragraph" style:parent-style-name="Questionnaire" style:list-style-name="L26">
      <style:paragraph-properties fo:margin-left="0.503cm" fo:margin-right="0cm" fo:margin-top="0cm" fo:margin-bottom="0.4cm" loext:contextual-spacing="false" fo:text-indent="0.291cm" style:auto-text-indent="false" style:shadow="none"/>
      <style:text-properties fo:color="#000000"/>
    </style:style>
    <style:style style:name="P1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text-position="sub 70%"/>
    </style:style>
    <style:style style:name="T2" style:family="text">
      <style:text-properties fo:font-size="10pt"/>
    </style:style>
    <style:style style:name="T3" style:family="text">
      <style:text-properties fo:font-size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-width="0.3cm" draw:marker-start-center="false" draw:marker-end="Arrow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1.933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1.42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48cm" fo:min-width="0.82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0.818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1.272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1.676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0.422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9cm" svg:stroke-color="#000000" draw:marker-start-width="0.275cm" draw:marker-start-center="false" draw:marker-end-width="0.27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46cm" fo:min-width="1.309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46cm" fo:min-width="0.7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48cm" fo:min-width="0.753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1.53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0.7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48cm" fo:min-width="1.309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1.164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cm" fo:min-width="0.751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92cm" fo:min-width="1.261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92cm" fo:min-width="0.254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92cm" fo:min-width="0.24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92cm" fo:min-width="0.236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92cm" fo:min-width="0.258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ice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g text:anchor-type="paragraph" draw:z-index="0" draw:style-name="gr1"><draw:rect draw:style-name="gr2" draw:text-style-name="P18" svg:width="0.576cm" svg:height="1.703cm" draw:transform="skewX (-0.0010471975511966) rotate (1.56765473414131) translate (1.55222222222222cm 3.58069444444444cm)"><text:p/></draw:rect><draw:line draw:style-name="gr3" draw:text-style-name="P19" svg:x1="0.418cm" svg:y1="3.294cm" svg:x2="1.552cm" svg:y2="3.296cm"><text:p/></draw:line><draw:line draw:style-name="gr3" draw:text-style-name="P19" svg:x1="3.254cm" svg:y1="3.295cm" svg:x2="4.106cm" svg:y2="3.295cm"><text:p/></draw:line><draw:rect draw:style-name="gr2" draw:text-style-name="P18" svg:width="0.576cm" svg:height="1.703cm" draw:transform="skewX (-0.0020943951023932) rotate (1.56765473414131) translate (4.67254166666667cm 3.58598611111111cm)"><text:p/></draw:rect><draw:line draw:style-name="gr3" draw:text-style-name="P19" svg:x1="3.538cm" svg:y1="3.295cm" svg:x2="4.672cm" svg:y2="3.297cm"><text:p/></draw:line><draw:line draw:style-name="gr3" draw:text-style-name="P19" svg:x1="6.38cm" svg:y1="3.288cm" svg:x2="7.153cm" svg:y2="3.288cm"><text:p/></draw:line><draw:line draw:style-name="gr3" draw:text-style-name="P19" svg:x1="0.418cm" svg:y1="3.302cm" svg:x2="0.418cm" svg:y2="5.965cm"><text:p/></draw:line><draw:line draw:style-name="gr3" draw:text-style-name="P19" svg:x1="7.231cm" svg:y1="0.697cm" svg:x2="7.22cm" svg:y2="5.964cm"><text:p/></draw:line><draw:line draw:style-name="gr4" draw:text-style-name="P20" svg:x1="4.678cm" svg:y1="7.029cm" svg:x2="2.547cm" svg:y2="7.029cm"><text:p/></draw:line><draw:line draw:style-name="gr4" draw:text-style-name="P20" svg:x1="3.279cm" svg:y1="4.146cm" svg:x2="1.554cm" svg:y2="4.146cm"><text:p/></draw:line><draw:line draw:style-name="gr4" draw:text-style-name="P20" svg:x1="6.389cm" svg:y1="4.161cm" svg:x2="4.66cm" svg:y2="4.161cm"><text:p/></draw:line><draw:frame draw:style-name="gr5" draw:text-style-name="P22" svg:width="1.934cm" svg:height="0.451cm" svg:x="1.533cm" svg:y="4.564cm"><draw:text-box><text:p text:style-name="P21"><text:span text:style-name="T2">U</text:span><text:span text:style-name="T3">2</text:span><text:span text:style-name="T2">=500 mV</text:span></text:p></draw:text-box></draw:frame><draw:frame draw:style-name="gr6" draw:text-style-name="P22" svg:width="1.43cm" svg:height="0.451cm" svg:x="3.036cm" svg:y="7.455cm"><draw:text-box><text:p text:style-name="P21"><text:span text:style-name="T2">U</text:span><text:span text:style-name="T3">1</text:span><text:span text:style-name="T2">=24 V</text:span></text:p></draw:text-box></draw:frame><draw:frame draw:style-name="gr7" draw:text-style-name="P22" svg:width="0.821cm" svg:height="0.449cm" svg:x="5.205cm" svg:y="4.557cm"><draw:text-box><text:p text:style-name="P21"><text:span text:style-name="T2">U</text:span><text:span text:style-name="T3">3</text:span><text:span text:style-name="T2">=?</text:span></text:p></draw:text-box></draw:frame><draw:rect draw:style-name="gr2" draw:text-style-name="P18" svg:width="0.555cm" svg:height="1.703cm" draw:transform="skewX (-0.0010471975511966) rotate (1.56765473414131) translate (4.60022222222222cm 0.982486111111111cm)"><text:p/></draw:rect><draw:line draw:style-name="gr3" draw:text-style-name="P19" svg:x1="3.748cm" svg:y1="0.697cm" svg:x2="4.6cm" svg:y2="0.697cm"><text:p/></draw:line><draw:line draw:style-name="gr3" draw:text-style-name="P19" svg:x1="6.302cm" svg:y1="0.718cm" svg:x2="7.23cm" svg:y2="0.718cm"><text:p/></draw:line><draw:line draw:style-name="gr4" draw:text-style-name="P20" svg:x1="6.313cm" svg:y1="1.42cm" svg:x2="4.586cm" svg:y2="1.42cm"><text:p/></draw:line><draw:frame draw:style-name="gr8" draw:text-style-name="P22" svg:width="0.819cm" svg:height="0.451cm" svg:x="5.179cm" svg:y="1.553cm"><draw:text-box><text:p text:style-name="P21"><text:span text:style-name="T2">U</text:span><text:span text:style-name="T3">4</text:span><text:span text:style-name="T2">=?</text:span></text:p></draw:text-box></draw:frame><draw:line draw:style-name="gr3" draw:text-style-name="P19" svg:x1="3.748cm" svg:y1="0.697cm" svg:x2="3.748cm" svg:y2="3.288cm"><text:p/></draw:line><draw:line draw:style-name="gr4" draw:text-style-name="P19" svg:x1="0.912cm" svg:y1="3.288cm" svg:x2="1.196cm" svg:y2="3.288cm"><text:p/></draw:line><draw:line draw:style-name="gr4" draw:text-style-name="P19" svg:x1="4.316cm" svg:y1="3.288cm" svg:x2="4.6cm" svg:y2="3.288cm"><text:p/></draw:line><draw:line draw:style-name="gr4" draw:text-style-name="P19" svg:x1="3.761cm" svg:y1="1.713cm" svg:x2="3.761cm" svg:y2="1.427cm"><text:p/></draw:line><draw:frame draw:style-name="gr9" draw:text-style-name="P22" svg:width="1.273cm" svg:height="0.451cm" svg:x="0.418cm" svg:y="2.442cm"><draw:text-box><text:p text:style-name="P21"><text:span text:style-name="T2">I</text:span><text:span text:style-name="T3">1</text:span><text:span text:style-name="T2">=1,5A</text:span></text:p></draw:text-box></draw:frame><draw:frame draw:style-name="gr8" draw:text-style-name="P22" svg:width="0.819cm" svg:height="0.451cm" svg:x="2.686cm" svg:y="1.419cm"><draw:text-box><text:p text:style-name="P21"><text:span text:style-name="T2">I</text:span><text:span text:style-name="T3">2</text:span><text:span text:style-name="T2">=?</text:span></text:p></draw:text-box></draw:frame><draw:frame draw:style-name="gr10" draw:text-style-name="P22" svg:width="1.676cm" svg:height="0.451cm" svg:x="3.969cm" svg:y="2.442cm"><draw:text-box><text:p text:style-name="P21"><text:span text:style-name="T2">I</text:span><text:span text:style-name="T3">3</text:span><text:span text:style-name="T2">=550mA</text:span></text:p></draw:text-box></draw:frame><draw:ellipse draw:style-name="gr11" draw:text-style-name="P23" svg:width="0.287cm" svg:height="0.29cm" svg:x="3.646cm" svg:y="3.151cm"><text:p/></draw:ellipse><draw:frame draw:style-name="gr12" draw:text-style-name="P22" svg:width="0.422cm" svg:height="0.451cm" svg:x="3.623cm" svg:y="3.563cm"><draw:text-box><text:p text:style-name="P21"><text:span text:style-name="T2">A</text:span></text:p></draw:text-box></draw:frame><draw:ellipse draw:style-name="gr11" draw:text-style-name="P23" svg:width="0.283cm" svg:height="0.29cm" svg:x="7.077cm" svg:y="3.151cm"><text:p/></draw:ellipse><draw:frame draw:style-name="gr12" draw:text-style-name="P22" svg:width="0.422cm" svg:height="0.451cm" svg:x="7.447cm" svg:y="3.563cm"><draw:text-box><text:p text:style-name="P21"><text:span text:style-name="T2">B</text:span></text:p></draw:text-box></draw:frame><draw:line draw:style-name="gr3" draw:text-style-name="P19" svg:x1="3.399cm" svg:y1="5.241cm" svg:x2="3.399cm" svg:y2="6.731cm"><text:p/></draw:line><draw:line draw:style-name="gr13" draw:text-style-name="P19" svg:x1="4.038cm" svg:y1="5.67cm" svg:x2="4.038cm" svg:y2="6.309cm"><text:p/></draw:line><draw:line draw:style-name="gr3" draw:text-style-name="P19" svg:x1="4.038cm" svg:y1="5.964cm" svg:x2="7.231cm" svg:y2="5.964cm"><text:p/></draw:line><draw:line draw:style-name="gr3" draw:text-style-name="P19" svg:x1="0.418cm" svg:y1="5.964cm" svg:x2="3.399cm" svg:y2="5.964cm"><text:p/></draw:line><draw:line draw:style-name="gr3" draw:text-style-name="P19" svg:x1="0.418cm" svg:y1="5.964cm" svg:x2="3.399cm" svg:y2="5.964cm"><text:p/></draw:line></draw:g></text:p>
          </table:table-cell>
          <table:table-cell table:style-name="Table1.A1" office:value-type="string">
            <text:list xml:id="list6992430615862483132" text:style-name="L25">
              <text:list-item>
                <text:p text:style-name="P11">Déterminer les courants rentrants et sortants du noeud A</text:p>
              </text:list-item>
              <text:list-item>
                <text:p text:style-name="P11">Établir la loi des noeuds pour le noeud A</text:p>
              </text:list-item>
              <text:list-item>
                <text:p text:style-name="P11">Déterminer le courant I<text:span text:style-name="T1">3</text:span> en détaillant votre réponse</text:p>
              </text:list-item>
              <text:list-item>
                <text:p text:style-name="P11">En utilisant un sens de parcours des aiguilles d'une montre, établir la loi des mailles partant du point A, mettant en équation les tensions U<text:span text:style-name="T1">1</text:span>, U<text:span text:style-name="T1">2</text:span> et U<text:span text:style-name="T1">3</text:span></text:p>
              </text:list-item>
              <text:list-item>
                <text:p text:style-name="P11">Déterminer la tension U<text:span text:style-name="T1">3</text:span> en détaillant votre réponse</text:p>
              </text:list-item>
              <text:list-item>
                <text:p text:style-name="P11">En utilisant un sens de parcours des aiguilles d'une montre, établir la loi des mailles partant du point A, mettant en équation les tensions U<text:span text:style-name="T1">3</text:span> et U<text:span text:style-name="T1">4</text:span></text:p>
              </text:list-item>
              <text:list-item>
                <text:p text:style-name="P12">Déterminer la tension U<text:span text:style-name="T1">4</text:span> en détaillant votre réponse</text:p>
              </text:list-item>
            </text:list>
          </table:table-cell>
        </table:table-row>
      </table:table>
      <text:list xml:id="list93953747166801" text:continue-numbering="true" text:style-name="L25">
        <text:list-item>
          <text:p text:style-name="P14">Déterminer la puissance totale absorbée par la montage</text:p>
        </text:list-item>
      </text:list>
      <text:p text:style-name="P7">Exercice 2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g text:anchor-type="paragraph" draw:z-index="1" draw:style-name="gr1"><draw:line draw:style-name="gr3" draw:text-style-name="P19" svg:x1="0.443cm" svg:y1="0.811cm" svg:x2="0.443cm" svg:y2="5.958cm"><text:p/></draw:line><draw:line draw:style-name="gr3" draw:text-style-name="P19" svg:x1="7.435cm" svg:y1="0.811cm" svg:x2="7.426cm" svg:y2="5.958cm"><text:p/></draw:line><draw:frame draw:style-name="gr14" draw:text-style-name="P22" svg:width="1.31cm" svg:height="0.447cm" svg:x="1.891cm" svg:y="4.121cm"><draw:text-box><text:p text:style-name="P21"><text:span text:style-name="T2">U</text:span><text:span text:style-name="T3">2</text:span><text:span text:style-name="T2">=?</text:span></text:p></draw:text-box></draw:frame><draw:frame draw:style-name="gr15" draw:text-style-name="P22" svg:width="0.75cm" svg:height="0.447cm" svg:x="5.389cm" svg:y="4.121cm"><draw:text-box><text:p text:style-name="P21"><text:span text:style-name="T2">U</text:span><text:span text:style-name="T3">3</text:span><text:span text:style-name="T2">=?</text:span></text:p></draw:text-box></draw:frame><draw:line draw:style-name="gr3" draw:text-style-name="P19" svg:x1="2.833cm" svg:y1="0.811cm" svg:x2="3.934cm" svg:y2="0.811cm"><text:p/></draw:line><draw:line draw:style-name="gr4" draw:text-style-name="P20" svg:x1="6.44cm" svg:y1="1.365cm" svg:x2="4.854cm" svg:y2="1.365cm"><text:p/></draw:line><draw:frame draw:style-name="gr16" draw:text-style-name="P22" svg:width="0.754cm" svg:height="0.449cm" svg:x="5.403cm" svg:y="1.549cm"><draw:text-box><text:p text:style-name="P21"><text:span text:style-name="T2">U</text:span><text:span text:style-name="T3">5</text:span><text:span text:style-name="T2">=?</text:span></text:p></draw:text-box></draw:frame><draw:line draw:style-name="gr3" draw:text-style-name="P19" svg:x1="3.935cm" svg:y1="0.811cm" svg:x2="3.935cm" svg:y2="3.383cm"><text:p/></draw:line><draw:frame draw:style-name="gr17" draw:text-style-name="P22" svg:width="1.535cm" svg:height="0.451cm" svg:x="0.561cm" svg:y="2.752cm"><draw:text-box><text:p text:style-name="P21"><text:span text:style-name="T2">I</text:span><text:span text:style-name="T3">1</text:span><text:span text:style-name="T2">=750mA</text:span></text:p></draw:text-box></draw:frame><draw:frame draw:style-name="gr18" draw:text-style-name="P22" svg:width="0.75cm" svg:height="0.451cm" svg:x="4.119cm" svg:y="0.18cm"><draw:text-box><text:p text:style-name="P21"><text:span text:style-name="T2">I</text:span><text:span text:style-name="T3">5</text:span><text:span text:style-name="T2">=?</text:span></text:p></draw:text-box></draw:frame><draw:frame draw:style-name="gr17" draw:text-style-name="P22" svg:width="1.535cm" svg:height="0.451cm" svg:x="4.054cm" svg:y="2.752cm"><draw:text-box><text:p text:style-name="P21"><text:span text:style-name="T2">I</text:span><text:span text:style-name="T3">3</text:span><text:span text:style-name="T2">=550mA</text:span></text:p></draw:text-box></draw:frame><draw:line draw:style-name="gr3" draw:text-style-name="P19" svg:x1="0.443cm" svg:y1="0.811cm" svg:x2="1.729cm" svg:y2="0.811cm"><text:p/></draw:line><draw:line draw:style-name="gr4" draw:text-style-name="P20" svg:x1="2.944cm" svg:y1="1.365cm" svg:x2="1.362cm" svg:y2="1.365cm"><text:p/></draw:line><draw:frame draw:style-name="gr19" draw:text-style-name="P22" svg:width="1.31cm" svg:height="0.449cm" svg:x="1.706cm" svg:y="1.549cm"><draw:text-box><text:p text:style-name="P21"><text:span text:style-name="T2">U</text:span><text:span text:style-name="T3">4</text:span><text:span text:style-name="T2">=3,5V</text:span></text:p></draw:text-box></draw:frame><draw:line draw:style-name="gr4" draw:text-style-name="P19" svg:x1="0.917cm" svg:y1="0.811cm" svg:x2="1.18cm" svg:y2="0.811cm"><text:p/></draw:line><draw:frame draw:style-name="gr20" draw:text-style-name="P22" svg:width="1.165cm" svg:height="0.451cm" svg:x="0.443cm" svg:y="0.18cm"><draw:text-box><text:p text:style-name="P21"><text:span text:style-name="T2">I</text:span><text:span text:style-name="T3">2</text:span><text:span text:style-name="T2">=1,5A</text:span></text:p></draw:text-box></draw:frame><draw:line draw:style-name="gr4" draw:text-style-name="P19" svg:x1="0.443cm" svg:y1="4.995cm" svg:x2="0.441cm" svg:y2="4.487cm"><text:p/></draw:line><draw:frame draw:style-name="gr21" draw:text-style-name="P22" svg:width="0.752cm" svg:height="0.451cm" svg:x="0.817cm" svg:y="4.674cm"><draw:text-box><text:p text:style-name="P21"><text:span text:style-name="T2">I=?</text:span></text:p></draw:text-box></draw:frame><draw:line draw:style-name="gr4" draw:text-style-name="P19" svg:x1="3.939cm" svg:y1="2.083cm" svg:x2="3.937cm" svg:y2="1.575cm"><text:p/></draw:line><draw:frame draw:style-name="gr18" draw:text-style-name="P22" svg:width="0.75cm" svg:height="0.451cm" svg:x="4.196cm" svg:y="1.796cm"><draw:text-box><text:p text:style-name="P21"><text:span text:style-name="T2">I</text:span><text:span text:style-name="T3">4</text:span><text:span text:style-name="T2">=?</text:span></text:p></draw:text-box></draw:frame><draw:rect draw:style-name="gr2" draw:text-style-name="P18" svg:width="1.105cm" svg:height="0.368cm" svg:x="1.729cm" svg:y="0.63cm"><text:p/></draw:rect><draw:line draw:style-name="gr3" draw:text-style-name="P19" svg:x1="6.324cm" svg:y1="0.811cm" svg:x2="7.426cm" svg:y2="0.811cm"><text:p/></draw:line><draw:line draw:style-name="gr3" draw:text-style-name="P19" svg:x1="3.935cm" svg:y1="0.811cm" svg:x2="5.223cm" svg:y2="0.811cm"><text:p/></draw:line><draw:line draw:style-name="gr4" draw:text-style-name="P19" svg:x1="4.41cm" svg:y1="0.811cm" svg:x2="4.671cm" svg:y2="0.811cm"><text:p/></draw:line><draw:rect draw:style-name="gr2" draw:text-style-name="P18" svg:width="1.103cm" svg:height="0.368cm" svg:x="5.221cm" svg:y="0.63cm"><text:p/></draw:rect><draw:line draw:style-name="gr3" draw:text-style-name="P19" svg:x1="2.833cm" svg:y1="3.383cm" svg:x2="3.934cm" svg:y2="3.383cm"><text:p/></draw:line><draw:line draw:style-name="gr4" draw:text-style-name="P20" svg:x1="6.44cm" svg:y1="3.937cm" svg:x2="4.854cm" svg:y2="3.937cm"><text:p/></draw:line><draw:line draw:style-name="gr3" draw:text-style-name="P19" svg:x1="0.443cm" svg:y1="3.383cm" svg:x2="1.729cm" svg:y2="3.383cm"><text:p/></draw:line><draw:line draw:style-name="gr4" draw:text-style-name="P20" svg:x1="2.944cm" svg:y1="3.937cm" svg:x2="1.362cm" svg:y2="3.937cm"><text:p/></draw:line><draw:line draw:style-name="gr4" draw:text-style-name="P19" svg:x1="0.917cm" svg:y1="3.383cm" svg:x2="1.18cm" svg:y2="3.383cm"><text:p/></draw:line><draw:rect draw:style-name="gr2" draw:text-style-name="P18" svg:width="1.105cm" svg:height="0.368cm" svg:x="1.729cm" svg:y="3.202cm"><text:p/></draw:rect><draw:line draw:style-name="gr3" draw:text-style-name="P19" svg:x1="6.324cm" svg:y1="3.383cm" svg:x2="7.426cm" svg:y2="3.383cm"><text:p/></draw:line><draw:line draw:style-name="gr3" draw:text-style-name="P19" svg:x1="3.935cm" svg:y1="3.383cm" svg:x2="5.223cm" svg:y2="3.383cm"><text:p/></draw:line><draw:line draw:style-name="gr4" draw:text-style-name="P19" svg:x1="4.41cm" svg:y1="3.383cm" svg:x2="4.671cm" svg:y2="3.383cm"><text:p/></draw:line><draw:rect draw:style-name="gr2" draw:text-style-name="P18" svg:width="1.103cm" svg:height="0.368cm" svg:x="5.221cm" svg:y="3.202cm"><text:p/></draw:rect><draw:line draw:style-name="gr4" draw:text-style-name="P20" svg:x1="4.854cm" svg:y1="6.858cm" svg:x2="3.016cm" svg:y2="6.858cm"><text:p/></draw:line><draw:frame draw:style-name="gr22" draw:text-style-name="P22" svg:width="1.262cm" svg:height="0.392cm" svg:x="3.438cm" svg:y="7.223cm"><draw:text-box><text:p text:style-name="P21"><text:span text:style-name="T2">U</text:span><text:span text:style-name="T3">1</text:span><text:span text:style-name="T2">=24 V</text:span></text:p></draw:text-box></draw:frame><draw:line draw:style-name="gr3" draw:text-style-name="P19" svg:x1="3.752cm" svg:y1="5.313cm" svg:x2="3.752cm" svg:y2="6.599cm"><text:p/></draw:line><draw:line draw:style-name="gr13" draw:text-style-name="P19" svg:x1="4.304cm" svg:y1="5.683cm" svg:x2="4.304cm" svg:y2="6.233cm"><text:p/></draw:line><draw:line draw:style-name="gr3" draw:text-style-name="P19" svg:x1="4.304cm" svg:y1="5.96cm" svg:x2="7.426cm" svg:y2="5.96cm"><text:p/></draw:line><draw:line draw:style-name="gr3" draw:text-style-name="P19" svg:x1="0.443cm" svg:y1="5.96cm" svg:x2="3.752cm" svg:y2="5.96cm"><text:p/></draw:line><draw:ellipse draw:style-name="gr11" draw:text-style-name="P23" svg:width="0.246cm" svg:height="0.249cm" svg:x="0.309cm" svg:y="3.276cm"><text:p/></draw:ellipse><draw:frame draw:style-name="gr23" draw:text-style-name="P22" svg:width="0.255cm" svg:height="0.392cm" svg:x="0.076cm" svg:y="3.549cm"><draw:text-box><text:p text:style-name="P21"><text:span text:style-name="T2">A</text:span></text:p></draw:text-box></draw:frame><draw:ellipse draw:style-name="gr11" draw:text-style-name="P23" svg:width="0.246cm" svg:height="0.248cm" svg:x="3.801cm" svg:y="3.256cm"><text:p/></draw:ellipse><draw:frame draw:style-name="gr24" draw:text-style-name="P22" svg:width="0.241cm" svg:height="0.392cm" svg:x="3.752cm" svg:y="3.568cm"><draw:text-box><text:p text:style-name="P21"><text:span text:style-name="T2">B</text:span></text:p></draw:text-box></draw:frame><draw:ellipse draw:style-name="gr11" draw:text-style-name="P23" svg:width="0.246cm" svg:height="0.248cm" svg:x="3.801cm" svg:y="0.683cm"><text:p/></draw:ellipse><draw:frame draw:style-name="gr25" draw:text-style-name="P22" svg:width="0.237cm" svg:height="0.392cm" svg:x="3.567cm" svg:y="0.425cm"><draw:text-box><text:p text:style-name="P21"><text:span text:style-name="T2">C</text:span></text:p></draw:text-box></draw:frame><draw:ellipse draw:style-name="gr11" draw:text-style-name="P23" svg:width="0.244cm" svg:height="0.249cm" svg:x="7.292cm" svg:y="3.276cm"><text:p/></draw:ellipse><draw:frame draw:style-name="gr26" draw:text-style-name="P22" svg:width="0.258cm" svg:height="0.392cm" svg:x="7.61cm" svg:y="3.549cm"><draw:text-box><text:p text:style-name="P21"><text:span text:style-name="T2">D</text:span></text:p></draw:text-box></draw:frame></draw:g></text:p>
          </table:table-cell>
          <table:table-cell table:style-name="Table4.A1" office:value-type="string">
            <text:list xml:id="list3495290196552355888" text:style-name="L26">
              <text:list-item>
                <text:p text:style-name="P13">Établir la loi des noeuds pour le noeud A</text:p>
              </text:list-item>
              <text:list-item>
                <text:p text:style-name="P13">Déterminer le courant I en détaillant votre réponse</text:p>
              </text:list-item>
              <text:list-item>
                <text:p text:style-name="P13">Établir la loi des noeuds pour le noeud B</text:p>
              </text:list-item>
              <text:list-item>
                <text:p text:style-name="P13">Déterminer le courant I<text:span text:style-name="T1">4</text:span> en détaillant votre réponse</text:p>
              </text:list-item>
              <text:list-item>
                <text:p text:style-name="P13">Établir la loi des noeuds pour le noeud C</text:p>
              </text:list-item>
              <text:list-item>
                <text:p text:style-name="P13">Déterminer le courant I<text:span text:style-name="T1">5</text:span> en détaillant votre réponse</text:p>
              </text:list-item>
              <text:list-item>
                <text:p text:style-name="P13">En utilisant un sens de parcours des aiguilles d'une montre, établir la loi des mailles partant du point A, mettant en équation les tensions U<text:span text:style-name="T1">2</text:span> et U<text:span text:style-name="T1">4</text:span></text:p>
              </text:list-item>
            </text:list>
          </table:table-cell>
        </table:table-row>
      </table:table>
      <text:list xml:id="list93953694449943" text:continue-numbering="true" text:style-name="L26">
        <text:list-item>
          <text:p text:style-name="P13">Déterminer la tension U<text:span text:style-name="T1">2</text:span> en détaillant votre réponse</text:p>
        </text:list-item>
        <text:list-item>
          <text:p text:style-name="P15">En utilisant un sens de parcours des aiguilles d'une montre, établir la loi des mailles partant du point A, mettant en équation les tensions U<text:span text:style-name="T1">1</text:span>, U<text:span text:style-name="T1">2</text:span> et U<text:span text:style-name="T1">3</text:span></text:p>
        </text:list-item>
        <text:list-item>
          <text:p text:style-name="P16">Déterminer la tension U<text:span text:style-name="T1">3</text:span> en détaillant votre réponse</text:p>
        </text:list-item>
        <text:list-item>
          <text:p text:style-name="P16">En utilisant un sens de parcours des aiguilles d'une montre, établir la loi des mailles partant du point B, mettant en équation les tensions U<text:span text:style-name="T1">3</text:span> et U<text:span text:style-name="T1">5</text:span></text:p>
        </text:list-item>
        <text:list-item>
          <text:p text:style-name="P17">Déterminer la tension U<text:span text:style-name="T1">5</text:span> en détaillant votre réponse</text:p>
        </text:list-item>
        <text:list-item>
          <text:p text:style-name="P17">Déterminer la puissance totale dissipée par le circu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gency FB" svg:font-family="'Agency FB'" style:font-pitch="variable"/>
    <style:font-face style:name="Berlin Sans FB" svg:font-family="'Berlin Sans FB'" style:font-pitch="variable"/>
    <style:font-face style:name="Bitstream Charter" svg:font-family="'Bitstream Charter'" style:font-adornments="Norm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Bitstream Charter1" svg:font-family="'Bitstream Charter'" style:font-family-generic="roman" style:font-pitch="variable"/>
    <style:font-face style:name="Bitstream Charter2" svg:font-family="'Bitstream Charter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9cm" draw:dots2="1" draw:dots2-length="0.029cm" draw:distance="0.029cm"/>
    <draw:stroke-dash draw:name="Dashed_20__28_var_29__20_2" draw:display-name="Dashed (var) 2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ahoma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fo:color="#00800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color="#008000" fo:font-size="14pt" fo:font-style="italic" style:font-size-asian="14pt" style:font-style-asian="italic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size="18pt" fo:font-weight="bold" style:font-size-asian="18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fo:font-size="36pt" fo:font-weight="bold" style:font-size-asian="36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rps" style:family="paragraph" style:parent-style-name="Header" style:class="text">
      <style:paragraph-properties fo:margin-left="0.499cm" fo:margin-right="0cm" fo:margin-top="0cm" fo:margin-bottom="0.049cm" loext:contextual-spacing="false" fo:text-align="justify" style:justify-single-word="false" fo:text-indent="0.3cm" style:auto-text-indent="false">
        <style:tab-stops/>
      </style:paragraph-properties>
      <style:text-properties style:font-name="Bitstream Charter" fo:font-family="'Bitstream Charter'" style:font-style-name="Normal" style:font-pitch="variable" fo:font-size="10pt"/>
    </style:style>
    <style:style style:name="Chapitre-Sous-1" style:family="paragraph" style:parent-style-name="Header">
      <style:paragraph-properties fo:margin-left="0.3cm" fo:margin-right="0cm" fo:margin-top="0cm" fo:margin-bottom="0.101cm" loext:contextual-spacing="false" fo:text-align="justify" style:justify-single-word="false" fo:text-indent="0cm" style:auto-text-indent="false" style:shadow="none" text:number-lines="false" text:line-number="0">
        <style:tab-stops>
          <style:tab-stop style:position="2.789cm"/>
        </style:tab-stops>
      </style:paragraph-properties>
      <style:text-properties style:font-name="Bitstream Charter1" fo:font-family="'Bitstream Charter'" style:font-family-generic="roman" style:font-pitch="variable" fo:font-size="10.5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rous" style:family="paragraph" style:parent-style-name="Standard" style:list-style-name="WW8Num3">
      <style:paragraph-properties fo:margin-left="1.231cm" fo:margin-right="0cm" fo:line-height="150%" fo:text-align="justify" style:justify-single-word="false" fo:orphans="0" fo:widows="0" fo:text-indent="0cm" style:auto-text-indent="false" style:text-autospace="none">
        <style:tab-stops>
          <style:tab-stop style:position="-0.914cm"/>
          <style:tab-stop style:position="1.27cm"/>
        </style:tab-stops>
      </style:paragraph-properties>
      <style:text-properties style:font-name="Bitstream Charter1" fo:font-family="'Bitstream Charter'" style:font-family-generic="roman" style:font-pitch="variable" fo:font-size="10.5pt" style:font-size-asian="10.5pt" style:font-size-complex="10.5pt"/>
    </style:style>
    <style:style style:name="Chapitre" style:family="paragraph" style:parent-style-name="Standard" style:default-outline-level="1">
      <style:paragraph-properties fo:margin-top="0cm" fo:margin-bottom="0.199cm" loext:contextual-spacing="false" style:shadow="none">
        <style:tab-stops/>
      </style:paragraph-properties>
      <style:text-properties fo:font-variant="small-caps" style:font-name="Bitstream Charter2" fo:font-family="'Bitstream Charter'" style:font-style-name="Normal" style:font-family-generic="roman" style:font-pitch="variable" fo:font-size="14pt" style:text-underline-style="solid" style:text-underline-width="auto" style:text-underline-color="font-color"/>
    </style:style>
    <style:style style:name="Questionnaire" style:family="paragraph" style:parent-style-name="Corps">
      <style:text-properties style:font-name="Berlin Sans FB" fo:font-family="'Berlin Sans FB'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Line_20_numbering" style:display-name="Line numbering" style:family="text"/>
    <style:style style:name="WW8Num1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6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36z0" style:family="text">
      <style:text-properties style:font-name="Wingdings" fo:font-family="Wingdings" style:font-pitch="variable" style:font-charset="x-symbol"/>
    </style:style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min-label-distance="0.101cm"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0.998cm" text:min-label-width="1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1.998cm" text:min-label-width="1.251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3.249cm" text:min-label-width="1.499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4.748cm" text:min-label-width="1.801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6.549cm" text:min-label-width="2.3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8.849cm" text:min-label-width="2.6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11.449cm" text:min-label-width="2.801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format="1" text:start-value="2">
        <style:list-level-properties text:min-label-width="0.635cm"/>
      </text:list-level-style-number>
      <text:list-level-style-number text:level="2" style:num-format="1" text:start-value="8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number text:level="1" style:num-suffix=")" style:num-format="1" text:start-value="9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format="1" text:start-value="2">
        <style:list-level-properties text:min-label-width="0.741cm"/>
      </text:list-level-style-number>
      <text:list-level-style-number text:level="2" style:num-format="1" text:start-value="6" text:display-levels="2">
        <style:list-level-properties text:min-label-width="0.74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number text:level="1" style:num-suffix=")" style:num-format="1" text:start-value="4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suffix="-" style:num-format="1">
        <style:list-level-properties text:space-before="1.244cm" text:min-label-width="0.635cm"/>
      </text:list-level-style-number>
      <text:list-level-style-number text:level="2" style:num-suffix="." style:num-format="a" style:num-letter-sync="true">
        <style:list-level-properties text:space-before="2.514cm" text:min-label-width="0.635cm"/>
      </text:list-level-style-number>
      <text:list-level-style-number text:level="3" style:num-suffix="." style:num-format="i">
        <style:list-level-properties text:min-label-width="4.419cm" text:min-label-distance="0.318cm" fo:text-align="end"/>
      </text:list-level-style-number>
      <text:list-level-style-number text:level="4" style:num-suffix="." style:num-format="1">
        <style:list-level-properties text:space-before="5.054cm" text:min-label-width="0.635cm"/>
      </text:list-level-style-number>
      <text:list-level-style-number text:level="5" style:num-suffix="." style:num-format="a" style:num-letter-sync="true">
        <style:list-level-properties text:space-before="6.324cm" text:min-label-width="0.635cm"/>
      </text:list-level-style-number>
      <text:list-level-style-number text:level="6" style:num-suffix="." style:num-format="i">
        <style:list-level-properties text:min-label-width="8.229cm" text:min-label-distance="0.318cm" fo:text-align="end"/>
      </text:list-level-style-number>
      <text:list-level-style-number text:level="7" style:num-suffix="." style:num-format="1">
        <style:list-level-properties text:space-before="8.864cm" text:min-label-width="0.635cm"/>
      </text:list-level-style-number>
      <text:list-level-style-number text:level="8" style:num-suffix="." style:num-format="a" style:num-letter-sync="true">
        <style:list-level-properties text:space-before="10.134cm" text:min-label-width="0.635cm"/>
      </text:list-level-style-number>
      <text:list-level-style-number text:level="9" style:num-suffix="." style:num-format="i">
        <style:list-level-properties text:min-label-width="12.03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number text:level="1" style:num-suffix=")" style:num-format="1" text:start-value="16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number text:level="1" style:num-suffix=")" style:num-format="1" text:start-value="1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bullet-char="-">
        <style:list-level-properties text:space-before="3.757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number text:level="1" style:num-format="1" text:start-value="4">
        <style:list-level-properties text:min-label-width="0.741cm"/>
      </text:list-level-style-number>
      <text:list-level-style-number text:level="2" style:num-format="1" text:display-levels="2">
        <style:list-level-properties text:min-label-width="0.74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format="1" text:start-value="2">
        <style:list-level-properties text:min-label-width="0.635cm"/>
      </text:list-level-style-number>
      <text:list-level-style-number text:level="2" style:num-format="1" text:start-value="3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">
        <style:list-level-properties text:min-label-width="0.7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)" style:num-format="a" style:num-letter-sync="true" text:start-value="2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0" style:family="table">
      <style:table-properties style:width="18.965cm" table:align="margins"/>
    </style:style>
    <style:style style:name="Tableau10.A" style:family="table-column">
      <style:table-column-properties style:column-width="4.336cm" style:rel-column-width="14982*"/>
    </style:style>
    <style:style style:name="Tableau10.B" style:family="table-column">
      <style:table-column-properties style:column-width="10.836cm" style:rel-column-width="37444*"/>
    </style:style>
    <style:style style:name="Tableau10.C" style:family="table-column">
      <style:table-column-properties style:column-width="3.794cm" style:rel-column-width="13109*"/>
    </style:style>
    <style:style style:name="Tableau10.A1" style:family="table-cell">
      <style:table-cell-properties style:vertical-align="middle" fo:padding="0.097cm" fo:border-left="1pt solid #000000" fo:border-right="none" fo:border-top="1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1pt solid #000000" fo:border-bottom="none"/>
    </style:style>
    <style:style style:name="Tableau10.C1" style:family="table-cell">
      <style:table-cell-properties style:vertical-align="middle" fo:padding="0.097cm" fo:border-left="0.05pt solid #000000" fo:border-right="1pt solid #000000" fo:border-top="1pt solid #000000" fo:border-bottom="0.05pt solid #000000"/>
    </style:style>
    <style:style style:name="Tableau11" style:family="table">
      <style:table-properties style:width="18.965cm" table:align="margins"/>
    </style:style>
    <style:style style:name="Tableau11.A" style:family="table-column">
      <style:table-column-properties style:column-width="2.376cm" style:rel-column-width="8209*"/>
    </style:style>
    <style:style style:name="Tableau11.B" style:family="table-column">
      <style:table-column-properties style:column-width="14.457cm" style:rel-column-width="49954*"/>
    </style:style>
    <style:style style:name="Tableau11.C" style:family="table-column">
      <style:table-column-properties style:column-width="2.133cm" style:rel-column-width="7372*"/>
    </style:style>
    <style:style style:name="Tableau11.A1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1.B1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11.C1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MP1" style:family="paragraph" style:parent-style-name="Header">
      <style:paragraph-properties fo:text-align="center" style:justify-single-word="false"/>
      <style:text-properties fo:color="#0d0d0d" style:font-name="Agency FB" fo:font-size="12pt" fo:language="fr" fo:country="FR" fo:font-weight="bold" officeooo:rsid="001ca744" officeooo:paragraph-rsid="001ca744" style:font-size-asian="12pt" style:font-weight-asian="bold" style:font-size-complex="12pt" style:font-weight-complex="bold"/>
    </style:style>
    <style:style style:name="MP2" style:family="paragraph" style:parent-style-name="Table_20_Heading">
      <style:text-properties fo:font-variant="small-caps" fo:color="#0d0d0d" style:font-name="Times New Roman1" fo:font-size="14pt" fo:font-style="normal" fo:text-shadow="1pt 1pt" fo:background-color="transparent" style:font-size-asian="14pt" style:font-size-complex="14pt"/>
    </style:style>
    <style:style style:name="MP3" style:family="paragraph" style:parent-style-name="Header">
      <style:paragraph-properties fo:text-align="center" style:justify-single-word="false"/>
      <style:text-properties fo:color="#0d0d0d" style:font-name="Agency FB" fo:font-size="12pt" fo:language="fr" fo:country="FR" fo:font-style="normal" fo:font-weight="bold" officeooo:rsid="001ca744" officeooo:paragraph-rsid="001ca744" style:font-size-asian="12pt" style:font-style-asian="normal" style:font-weight-asian="bold" style:font-size-complex="12pt" style:font-style-complex="normal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0d0d0d" style:font-name="Agency FB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fo:color="#0d0d0d" style:font-name="Berlin Sans FB" fo:font-size="12pt" fo:language="fr" fo:country="FR" style:font-size-asian="12pt" style:font-size-complex="12pt"/>
    </style:style>
    <style:style style:name="MP6" style:family="paragraph" style:parent-style-name="Table_20_Contents">
      <style:paragraph-properties fo:text-align="center" style:justify-single-word="false"/>
      <style:text-properties fo:color="#0d0d0d" style:font-name="Agency FB" fo:font-size="10.5pt" style:font-size-asian="10.5pt" style:font-size-complex="10.5pt"/>
    </style:style>
    <style:style style:name="MP7" style:family="paragraph" style:parent-style-name="Standard">
      <style:text-properties fo:font-size="6pt" style:font-size-asian="6pt" style:font-size-complex="6pt"/>
    </style:style>
    <style:style style:name="MP8" style:family="paragraph" style:parent-style-name="Footer">
      <style:paragraph-properties fo:text-align="end" style:justify-single-word="false" fo:padding="0cm" fo:border="none" style:shadow="none"/>
      <style:text-properties fo:color="#666666" style:font-name="Agency FB" fo:font-size="5pt" fo:font-weight="normal" style:font-size-asian="6pt" style:font-weight-asian="bold" style:font-size-complex="6pt"/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fo:border="0.51pt solid #000000" fo:padding="0.199cm" style:shadow="none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svg:height="0.55cm" fo:margin-left="0cm" fo:margin-right="0cm" fo:margin-top="0.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header-rows>
            <table:table-row>
              <table:table-cell table:style-name="Tableau10.A1" office:value-type="string">
                <text:p text:style-name="MP1">1STI2D SIN</text:p>
              </table:table-cell>
              <table:table-cell table:style-name="Tableau10.B1" office:value-type="string">
                <text:p text:style-name="MP2">Lois des Noeuds/Mailles – Loi D'ohm</text:p>
              </table:table-cell>
              <table:table-cell table:style-name="Tableau10.C1" office:value-type="string">
                <text:p text:style-name="MP3">Séquence 1</text:p>
              </table:table-cell>
            </table:table-row>
          </table:table-header-rows>
        </table:table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header-rows>
            <table:table-row>
              <table:table-cell table:style-name="Tableau11.A1" office:value-type="string">
                <text:p text:style-name="MP4">Exercice</text:p>
              </table:table-cell>
              <table:table-cell table:style-name="Tableau11.B1" office:value-type="string">
                <text:p text:style-name="MP5">Fiche Exercice</text:p>
              </table:table-cell>
              <table:table-cell table:style-name="Tableau11.C1" office:value-type="string">
                <text:p text:style-name="MP6">Page <text:page-number text:select-page="current">1</text:page-number>/<text:page-count>1</text:page-count></text:p>
              </table:table-cell>
            </table:table-row>
          </table:table-header-rows>
        </table:table>
        <text:p text:style-name="MP7"/>
      </style:header>
      <style:footer>
        <text:p text:style-name="MP8"><text:file-name text:display="name-and-extension">Seq6-Exercices-LoisCircuits.odt</text:file-n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meta:initial-creator>Guillaume Tissier</meta:initial-creator>
    <meta:creation-date>2006-08-29T13:40:39</meta:creation-date>
    <dc:creator>razer </dc:creator>
    <dc:date>2015-09-03T09:39:51.403108268</dc:date>
    <meta:printed-by>razer </meta:printed-by>
    <meta:print-date>2015-09-03T09:39:30.798458986</meta:print-date>
    <meta:editing-cycles>18</meta:editing-cycles>
    <meta:editing-duration>PT3H40M27S</meta:editing-duration>
    <meta:document-statistic meta:table-count="4" meta:image-count="0" meta:object-count="0" meta:page-count="1" meta:paragraph-count="30" meta:word-count="310" meta:character-count="1730" meta:non-whitespace-character-count="1470"/>
    <meta:user-defined meta:name="Info 1"/>
    <meta:user-defined meta:name="Info 2"/>
    <meta:user-defined meta:name="Info 3"/>
    <meta:user-defined meta:name="Info 4"/>
    <meta:template xlink:type="simple" xlink:actuate="onRequest" xlink:title="DocLycée" xlink:href="../../../../../../.cache/.fr-WxYMze/.ooo-2.0/user/template/Doc%20Lycée/DocLycée.ott" meta:date="2006-08-29T13:40:38"/>
  </office:meta>
</office:document-meta>
</file>